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D00000357FB344D210F080016.png" manifest:media-type="image/png"/>
  <manifest:file-entry manifest:full-path="Pictures/1000000100000344000002DBEC206640EE3463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77c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-0.132cm" svg:y="0.741cm" svg:width="17cm" svg:height="9.354cm" draw:z-index="0"><draw:image xlink:href="Pictures/10000001000004AD00000357FB344D210F080016.png" xlink:type="simple" xlink:show="embed" xlink:actuate="onLoad" draw:mime-type="image/png"/></draw:frame>-<text:span text:style-name="T1">Captura subredes</text:span></text:p>
      <text:p text:style-name="Standard"/>
      <text:p text:style-name="Standard">-<text:span text:style-name="T1">Captura navegador</text:span></text:p>
      <text:p text:style-name="Standard"/>
      <text:p text:style-name="Standard"><draw:frame draw:style-name="fr1" draw:name="Imagen2" text:anchor-type="char" svg:width="17cm" svg:height="12.94cm" draw:z-index="1"><draw:image xlink:href="Pictures/1000000100000344000002DBEC206640EE3463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0T19:39:04.525000000</meta:creation-date>
    <dc:date>2022-12-20T19:41:52.301000000</dc:date>
    <meta:editing-duration>PT2M47S</meta:editing-duration>
    <meta:editing-cycles>1</meta:editing-cycles>
    <meta:document-statistic meta:table-count="0" meta:image-count="2" meta:object-count="0" meta:page-count="1" meta:paragraph-count="2" meta:word-count="4" meta:character-count="35" meta:non-whitespace-character-count="33"/>
    <meta:generator>LibreOffice/7.4.2.3$Windows_X86_64 LibreOffice_project/382eef1f22670f7f4118c8c2dd222ec7ad009daf</meta:generator>
  </office:meta>
</office:document-meta>
</file>